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rsid="000cd3ae" officeooo:paragraph-rsid="000cd3ae"/>
    </style:style>
    <style:style style:name="P2" style:family="paragraph" style:parent-style-name="Heading_20_1">
      <style:text-properties officeooo:rsid="000d3e88" officeooo:paragraph-rsid="000d3e88"/>
    </style:style>
    <style:style style:name="P3" style:family="paragraph" style:parent-style-name="Heading_20_1" style:list-style-name="">
      <style:text-properties officeooo:rsid="0027df1d" officeooo:paragraph-rsid="0027df1d"/>
    </style:style>
    <style:style style:name="P4" style:family="paragraph" style:parent-style-name="Heading_20_1">
      <style:paragraph-properties fo:break-before="page"/>
      <style:text-properties officeooo:rsid="0010b9de" officeooo:paragraph-rsid="0010b9de"/>
    </style:style>
    <style:style style:name="P5" style:family="paragraph" style:parent-style-name="Subtitle">
      <style:text-properties officeooo:rsid="000c1191" officeooo:paragraph-rsid="000c1191"/>
    </style:style>
    <style:style style:name="P6" style:family="paragraph" style:parent-style-name="Text_20_body">
      <style:text-properties officeooo:rsid="00127e7b" officeooo:paragraph-rsid="00127e7b"/>
    </style:style>
    <style:style style:name="P7" style:family="paragraph" style:parent-style-name="Text_20_body">
      <style:text-properties officeooo:paragraph-rsid="0015baf8"/>
    </style:style>
    <style:style style:name="P8" style:family="paragraph" style:parent-style-name="Text_20_body">
      <style:text-properties officeooo:paragraph-rsid="0017f744"/>
    </style:style>
    <style:style style:name="P9" style:family="paragraph" style:parent-style-name="Text_20_body">
      <style:text-properties officeooo:rsid="001fd0ce" officeooo:paragraph-rsid="001fd0ce"/>
    </style:style>
    <style:style style:name="P10" style:family="paragraph" style:parent-style-name="Text_20_body">
      <style:text-properties officeooo:paragraph-rsid="00227471"/>
    </style:style>
    <style:style style:name="P11" style:family="paragraph" style:parent-style-name="Text_20_body">
      <style:text-properties officeooo:rsid="002a484f" officeooo:paragraph-rsid="002a484f"/>
    </style:style>
    <style:style style:name="P12" style:family="paragraph" style:parent-style-name="Text_20_body">
      <style:text-properties officeooo:rsid="002c350b" officeooo:paragraph-rsid="002c350b"/>
    </style:style>
    <style:style style:name="P13" style:family="paragraph" style:parent-style-name="Text_20_body">
      <style:text-properties officeooo:rsid="002d7310" officeooo:paragraph-rsid="002d7310"/>
    </style:style>
    <style:style style:name="P14" style:family="paragraph" style:parent-style-name="Text_20_body">
      <style:text-properties officeooo:rsid="002f3a94" officeooo:paragraph-rsid="002f3a94"/>
    </style:style>
    <style:style style:name="P15" style:family="paragraph" style:parent-style-name="Text_20_body">
      <style:text-properties officeooo:rsid="002f6ff0" officeooo:paragraph-rsid="002f6ff0"/>
    </style:style>
    <style:style style:name="P16" style:family="paragraph" style:parent-style-name="Table_20_Contents">
      <style:text-properties officeooo:rsid="002512ad" officeooo:paragraph-rsid="002512ad"/>
    </style:style>
    <style:style style:name="P17" style:family="paragraph" style:parent-style-name="Heading_20_2">
      <style:text-properties officeooo:rsid="000eddcb" officeooo:paragraph-rsid="000eddcb"/>
    </style:style>
    <style:style style:name="P18" style:family="paragraph" style:parent-style-name="Heading_20_2">
      <style:text-properties officeooo:rsid="0015baf8" officeooo:paragraph-rsid="0015baf8"/>
    </style:style>
    <style:style style:name="P19" style:family="paragraph" style:parent-style-name="Heading_20_2">
      <style:text-properties officeooo:rsid="0017f744" officeooo:paragraph-rsid="0017f744"/>
    </style:style>
    <style:style style:name="P20" style:family="paragraph" style:parent-style-name="Heading_20_2">
      <style:text-properties officeooo:rsid="001fa6ab" officeooo:paragraph-rsid="001fa6ab"/>
    </style:style>
    <style:style style:name="P21" style:family="paragraph" style:parent-style-name="Heading_20_2">
      <style:text-properties officeooo:rsid="00227471" officeooo:paragraph-rsid="00227471"/>
    </style:style>
    <style:style style:name="P22" style:family="paragraph" style:parent-style-name="Heading_20_2">
      <style:text-properties officeooo:rsid="0027df1d" officeooo:paragraph-rsid="0027df1d"/>
    </style:style>
    <style:style style:name="P23" style:family="paragraph" style:parent-style-name="Heading_20_2">
      <style:text-properties officeooo:rsid="002961e1" officeooo:paragraph-rsid="002961e1"/>
    </style:style>
    <style:style style:name="P24" style:family="paragraph" style:parent-style-name="Title">
      <style:text-properties officeooo:rsid="000c1191" officeooo:paragraph-rsid="000c1191"/>
    </style:style>
    <style:style style:name="T1" style:family="text">
      <style:text-properties officeooo:rsid="0013b161"/>
    </style:style>
    <style:style style:name="T2" style:family="text">
      <style:text-properties officeooo:rsid="0013ffe2"/>
    </style:style>
    <style:style style:name="T3" style:family="text">
      <style:text-properties fo:font-variant="normal" fo:text-transform="none" style:text-line-through-style="none" style:text-line-through-type="none" style:font-name="Whitney" fo:font-size="12pt" fo:letter-spacing="normal" fo:font-style="normal" style:text-underline-style="none" fo:font-weight="normal" style:text-blinking="false" loext:padding="0cm" loext:border="none"/>
    </style:style>
    <style:style style:name="T4" style:family="text">
      <style:text-properties officeooo:rsid="00270b40"/>
    </style:style>
    <style:style style:name="T5" style:family="text">
      <style:text-properties officeooo:rsid="002c35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lub Innovation</text:p>
      <text:p text:style-name="P5">Robot SSL</text:p>
      <text:h text:style-name="P1" text:outline-level="1">Introduction</text:h>
      <text:p text:style-name="P6">Mise en place de comportements Behavior <text:span text:style-name="T1">de test d’avant match </text:span>et de stratégie<text:span text:style-name="T2">s.</text:span></text:p>
      <text:h text:style-name="P2" text:outline-level="1">Installation des éléments</text:h>
      <text:h text:style-name="P18" text:outline-level="2">SSL</text:h>
      <text:p text:style-name="P7"><text:a xlink:type="simple" xlink:href="https://github.com/EtienneSchmitz/SSL" text:style-name="Internet_20_link" text:visited-style-name="Visited_20_Internet_20_Link">https://github.com/EtienneSchmitz/SSL</text:a></text:p>
      <text:h text:style-name="P19" text:outline-level="2">grSim</text:h>
      <text:p text:style-name="P8"><text:a xlink:type="simple" xlink:href="https://github.com/RoboCup-SSL/grSim" text:style-name="Internet_20_link" text:visited-style-name="Visited_20_Internet_20_Link">https://github.com/RoboCup-SSL/grSim</text:a></text:p>
      <text:h text:style-name="Heading_20_2" text:outline-level="2">Viewer</text:h>
      <text:p text:style-name="Text_20_body"><text:a xlink:type="simple" xlink:href="https://gitlab.namec.fr/ssl/viewer" text:style-name="Internet_20_link" text:visited-style-name="Visited_20_Internet_20_Link">https://gitlab.namec.fr/ssl/viewer</text:a></text:p>
      <text:h text:style-name="P3" text:outline-level="1">Exécution des éléments</text:h>
      <text:h text:style-name="P22" text:outline-level="2">SSL</text:h>
      <text:p text:style-name="P11">cd SSL/</text:p>
      <text:p text:style-name="P11">./<text:span text:style-name="T5">loopback.sh</text:span></text:p>
      <text:p text:style-name="P12">(Lors de l’utilisation d’un réseau tel que celui de l’université, car SSL fait un broadcast dessus)</text:p>
      <text:p text:style-name="P11">./bin/ai -s -y</text:p>
      <text:p text:style-name="P11">-s : simulation | -y : équipe jaune</text:p>
      <text:h text:style-name="P22" text:outline-level="2">GrSim</text:h>
      <text:p text:style-name="P13">cd grSim/</text:p>
      <text:p text:style-name="P13">./bin grSim</text:p>
      <text:p text:style-name="P13">Il faut le laisser ouvert (non minimiser dans la barre des tâches) pour que cela fonctionne</text:p>
      <text:h text:style-name="P23" text:outline-level="2">Viewer</text:h>
      <text:p text:style-name="P14">cd viewer/</text:p>
      <text:p text:style-name="P15">firefox dist/index.html</text:p>
      <text:h text:style-name="P4" text:outline-level="1">Comportement (Behavior)</text:h>
      <text:h text:style-name="P21" text:outline-level="2">Liste défini (liste non exhaustive)</text:h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6">seeBall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6">rotation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6">translation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6">kicker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6">chipkick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6">dribbler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6">4zones (4 coins)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6">seeRobot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6"><text:span text:style-name="T4">Test capaciteur</text:span> charge/décharge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6">faire une forme définie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6">diagonal</text:p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10"/>
      <text:h text:style-name="P20" text:outline-level="2">Langage de programmation</text:h>
      <text:p text:style-name="P9">C++</text:p>
      <text:p text:style-name="P9"><text:a xlink:type="simple" xlink:href="https://www.labri.fr/perso/allali/?page_id=191" text:style-name="Internet_20_link" text:visited-style-name="Visited_20_Internet_20_Link"><text:span text:style-name="T3">https://www.labri.fr/perso/allali/?page_id=191</text:span></text:a></text:p>
      <text:h text:style-name="P17" text:outline-level="2">Création</text:h>
      <text:h text:style-name="P17" text:outline-level="2">Mise en place</text:h>
      <text:h text:style-name="P17" text:outline-level="2">Tes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8:57:57.675463992</meta:creation-date>
    <dc:date>2019-11-18T19:15:28.905698931</dc:date>
    <meta:editing-duration>PT17M13S</meta:editing-duration>
    <meta:editing-cycles>35</meta:editing-cycles>
    <meta:generator>LibreOffice/6.0.7.3$Linux_X86_64 LibreOffice_project/00m0$Build-3</meta:generator>
    <meta:document-statistic meta:table-count="1" meta:image-count="0" meta:object-count="0" meta:page-count="2" meta:paragraph-count="44" meta:word-count="122" meta:character-count="899" meta:non-whitespace-character-count="821"/>
  </office:meta>
</office:document-meta>
</file>